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loext:fill-use-slide-background="false" draw:opacity="50%" draw:textarea-horizontal-align="justify" draw:textarea-vertical-align="middle" draw:auto-grow-height="false" fo:min-height="7.75cm" fo:min-width="18.5cm" loext:decorative="false"/>
    </style:style>
    <style:style style:name="gr2" style:family="graphic">
      <style:graphic-properties style:protect="size" style:writing-mode="lr-tb" loext:decorative="false"/>
    </style:style>
    <style:style style:name="gr3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6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P1" style:family="paragraph">
      <loext:graphic-properties draw:fill="solid" draw:fill-color="#ffffff" draw:opacity="5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bd" draw:style-name="dp1" draw:master-page-name="Default">
        <draw:custom-shape draw:style-name="gr1" draw:text-style-name="P1" draw:layer="layout" svg:width="19cm" svg:height="8cm" svg:x="1cm" svg:y="2cm">
          <text:p/>
          <draw:enhanced-geometry svg:viewBox="0 0 21600 21600" draw:type="rectangle" draw:enhanced-path="M 0 0 L 21600 0 21600 21600 0 21600 0 0 Z N"/>
        </draw:custom-shape>
        <draw:g draw:style-name="gr2" xml:id="id1" draw:id="id1">
          <draw:glue-point draw:id="4" svg:x="4.666cm" svg:y="0cm"/>
          <draw:glue-point draw:id="5" svg:x="-5cm" svg:y="0cm"/>
          <draw:custom-shape draw:style-name="gr3" draw:text-style-name="P3" draw:layer="layout" svg:width="3cm" svg:height="2cm" svg:x="4cm" svg:y="5cm">
            <text:p text:style-name="P2"><text:span text:style-name="T1">UART 2 AX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2cm" svg:height="0.4cm" svg:x="6.8cm" svg:y="5.8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2" xml:id="id2" draw:id="id2">
          <draw:glue-point draw:id="4" svg:x="5cm" svg:y="-3cm"/>
          <draw:glue-point draw:id="5" svg:x="5cm" svg:y="3cm"/>
          <draw:glue-point draw:id="6" svg:x="5cm" svg:y="0cm"/>
          <draw:glue-point draw:id="7" svg:x="-5cm" svg:y="0cm"/>
          <draw:custom-shape draw:style-name="gr5" draw:text-style-name="P3" draw:layer="layout" svg:width="3cm" svg:height="2cm" svg:x="8cm" svg:y="5cm">
            <text:p text:style-name="P2"><text:span text:style-name="T1">AXI</text:span></text:p>
            <text:p text:style-name="P2"><text:span text:style-name="T1">Interconn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0.2cm" svg:height="0.4cm" svg:x="8cm" svg:y="5.8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cm" svg:height="0.4cm" svg:x="10.8cm" svg:y="5.8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" draw:text-style-name="P4" draw:layer="layout" svg:width="0.2cm" svg:height="0.4cm" svg:x="10.8cm" svg:y="6.4cm">
            <draw:glue-point draw:id="4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" draw:text-style-name="P4" draw:layer="layout" svg:width="0.2cm" svg:height="0.4cm" svg:x="10.8cm" svg:y="5.2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2" xml:id="id3" draw:id="id3">
          <draw:glue-point draw:id="4" svg:x="4.666cm" svg:y="0cm"/>
          <draw:glue-point draw:id="5" svg:x="-5cm" svg:y="0cm"/>
          <draw:custom-shape draw:style-name="gr10" draw:text-style-name="P3" draw:layer="layout" svg:width="3cm" svg:height="2cm" svg:x="13cm" svg:y="2.6cm">
            <text:p text:style-name="P2"><text:span text:style-name="T1">Identifi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draw:layer="layout" svg:width="0.2cm" svg:height="0.4cm" svg:x="13cm" svg:y="3.4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4" draw:id="id4">
          <draw:glue-point draw:id="4" svg:x="4.666cm" svg:y="0cm"/>
          <draw:glue-point draw:id="5" svg:x="-5cm" svg:y="0cm"/>
          <draw:custom-shape draw:style-name="gr12" draw:text-style-name="P3" draw:layer="layout" svg:width="3cm" svg:height="2cm" svg:x="13cm" svg:y="5cm">
            <text:p text:style-name="P2"><text:span text:style-name="T1">AXI 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5" draw:layer="layout" svg:width="0.2cm" svg:height="0.4cm" svg:x="13cm" svg:y="5.8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5" draw:id="id5">
          <draw:glue-point draw:id="4" svg:x="4.666cm" svg:y="0cm"/>
          <draw:glue-point draw:id="5" svg:x="-5cm" svg:y="0cm"/>
          <draw:custom-shape draw:style-name="gr14" draw:text-style-name="P3" draw:layer="layout" svg:width="3cm" svg:height="2cm" svg:x="13cm" svg:y="7.4cm">
            <text:p text:style-name="P2"><text:span text:style-name="T1">Block Mem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2cm" svg:height="0.4cm" svg:x="13cm" svg:y="8.2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6" draw:text-style-name="P6" draw:layer="layout" svg:x1="7cm" svg:y1="6cm" svg:x2="8cm" svg:y2="6cm" draw:start-shape="id1" draw:start-glue-point="1" draw:end-shape="id2" draw:end-glue-point="7" svg:d="M7000 6000h1000" svg:viewBox="0 0 1001 1">
          <text:p/>
        </draw:connector>
        <draw:connector draw:style-name="gr16" draw:text-style-name="P6" draw:layer="layout" svg:x1="11cm" svg:y1="5.4cm" svg:x2="13cm" svg:y2="3.6cm" draw:start-shape="id2" draw:start-glue-point="4" draw:end-shape="id3" draw:end-glue-point="5" svg:d="M11000 5400h1000v-1800h1000" svg:viewBox="0 0 2001 1801">
          <text:p/>
        </draw:connector>
        <draw:connector draw:style-name="gr16" draw:text-style-name="P6" draw:layer="layout" svg:x1="11cm" svg:y1="6cm" svg:x2="13cm" svg:y2="6cm" draw:start-shape="id2" draw:start-glue-point="6" draw:end-shape="id4" draw:end-glue-point="5" svg:d="M11000 6000h2000" svg:viewBox="0 0 2001 1">
          <text:p/>
        </draw:connector>
        <draw:connector draw:style-name="gr16" draw:text-style-name="P6" draw:layer="layout" svg:x1="11cm" svg:y1="6.6cm" svg:x2="13cm" svg:y2="8.4cm" draw:start-shape="id2" draw:start-glue-point="5" draw:end-shape="id5" draw:end-glue-point="5" svg:d="M11000 6600h1000v1800h1000" svg:viewBox="0 0 2001 1801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5" draw:display-name="Arrowheads 5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3T00:12:35.602000000</meta:creation-date>
    <meta:generator>LibreOffice/7.6.4.1$Windows_X86_64 LibreOffice_project/e19e193f88cd6c0525a17fb7a176ed8e6a3e2aa1</meta:generator>
    <dc:date>2023-12-13T00:36:16.600000000</dc:date>
    <meta:editing-duration>PT7M26S</meta:editing-duration>
    <meta:editing-cycles>2</meta:editing-cycles>
    <meta:document-statistic meta:object-count="23"/>
  </office:meta>
</office:document-meta>
</file>